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Menlo" svg:font-family="Menlo"/>
  </office:font-face-decls>
  <office:automatic-styles>
    <style:style style:name="P1" style:family="paragraph" style:parent-style-name="Standard">
      <style:text-properties style:font-name="Courier" fo:font-size="12.0pt" fo:color="#000000"/>
    </style:style>
    <style:style style:name="P2" style:family="paragraph" style:parent-style-name="Standard">
      <style:text-properties style:font-name="Menlo" fo:font-size="11.0pt" fo:color="#000000"/>
    </style:style>
    <style:style style:name="P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/>
    </style:style>
    <style:style style:name="P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2.0pt" fo:color="#000000"/>
    </style:style>
    <style:style style:name="T1" style:family="text">
      <style:text-properties fo:letter-spacing="0.0000in"/>
    </style:style>
    <style:style style:name="T2" style:family="text">
      <style:text-properties style:font-name="Courier" fo:font-size="12.0pt" fo:font-size-asian="12.0pt" fo:font-size-complex="12.0pt" fo:letter-spacing="0.0000in"/>
    </style:style>
    <style:style style:name="T3" style:family="text">
      <style:text-properties style:font-name="Menlo" fo:letter-spacing="0.0000in" fo:color="#206c87" fo:background-color="#ffffff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// “https://www.studytonight.com/post/what-is-homebrew-and-how-to-install-it-on-mac-osx”</text:span></text:p>
      <text:p text:style-name="P1"><text:span text:style-name="T1">// “https://www.studytonight.com/post/python-virtual-environment-setup-on-mac-osx-easiest-way”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//0. install new Mac image: Big Sur</text:span></text:p>
      <text:p text:style-name="P1"><text:span text:style-name="T1"/></text:p>
      <text:p text:style-name="P1"><text:span text:style-name="T1">//1. Install dev tools, required</text:span></text:p>
      <text:p text:style-name="P1"><text:span text:style-name="T1">% xcode-select --install</text:span></text:p>
      <text:p text:style-name="P1"><text:span text:style-name="T1"/></text:p>
      <text:p text:style-name="P1"><text:span text:style-name="T1">//2. Install brew</text:span></text:p>
      <text:p text:style-name="P1"><text:span text:style-name="T1">% ruby -e "$(curl -fsSL https://raw.githubusercontent.com/Homebrew/install/master/install)"</text:span></text:p>
      <text:p text:style-name="P1"><text:span text:style-name="T1"/></text:p>
      <text:p text:style-name="P1"><text:span text:style-name="T1">// Update to latest python - MACOS sys version (not what we will ultimately be using)</text:span></text:p>
      <text:p text:style-name="P1"><text:span text:style-name="T1"/></text:p>
      <text:p text:style-name="P2"><text:span text:style-name="T2">% </text:span>brew install python</text:p>
      <text:p text:style-name="P1"><text:span text:style-name="T1"/></text:p>
      <text:p text:style-name="P1"><text:span text:style-name="T1">//final chk</text:span></text:p>
      <text:p text:style-name="P1"><text:span text:style-name="T1">% brew doctor</text:span></text:p>
      <text:p text:style-name="P1"><text:span text:style-name="T1"/></text:p>
      <text:p text:style-name="P1"><text:span text:style-name="T1">// open profile for editing</text:span></text:p>
      <text:p text:style-name="P1"><text:span text:style-name="T1">% nano ~/.bash_profile</text:span></text:p>
      <text:p text:style-name="P1"><text:span text:style-name="T1"/></text:p>
      <text:p text:style-name="P1"><text:span text:style-name="T1">//add line and save to ~/.bash_profile</text:span></text:p>
      <text:p text:style-name="P1"><text:span text:style-name="T1">export PATH=/usr/local/bin:$PATH</text:span></text:p>
      <text:p text:style-name="P1"><text:span text:style-name="T1"/></text:p>
      <text:p text:style-name="P1"><text:span text:style-name="T1">// To activate the changes made to the bash_profile file</text:span></text:p>
      <text:p text:style-name="P1"><text:span text:style-name="T1">% source ~/.bash_profile</text:span></text:p>
      <text:p text:style-name="P1"><text:span text:style-name="T1"/></text:p>
      <text:p text:style-name="P1"><text:span text:style-name="T1">// now update to latest python via brew, which is now the system python3 version</text:span></text:p>
      <text:p text:style-name="P1"><text:span text:style-name="T1"/></text:p>
      <text:p text:style-name="P2"><text:span text:style-name="T2">% </text:span>brew install python@3.9</text:p>
      <text:p text:style-name="P2"/>
      <text:p text:style-name="P2">% python3 -m pip install --upgrade pip</text:p>
      <text:p text:style-name="P3"/>
      <text:p text:style-name="P3">// we are now updated with dev tools &amp; brew &amp; latest python3 installed.</text:p>
      <text:p text:style-name="P4"><text:span text:style-name="T1"/></text:p>
      <text:p text:style-name="P4"><text:span text:style-name="T1">//install vscode via brew </text:span></text:p>
      <text:p text:style-name="P1"><text:span text:style-name="T1">% brew install --cask visual-studio-code</text:span></text:p>
      <text:p text:style-name="P1"><text:span text:style-name="T1"/></text:p>
      <text:p text:style-name="P3">// ready to install virtualization (optional? Remove since venv supersedes?</text:p>
      <text:p text:style-name="P1"><text:span text:style-name="T1">% pip3 install virtualenv</text:span></text:p>
      <text:p text:style-name="P1"><text:span text:style-name="T1"/></text:p>
      <text:p text:style-name="P1"><text:span text:style-name="T1">//go to project folder on drive</text:span></text:p>
      <text:p text:style-name="P3">% cd CodeLouisville</text:p>
      <text:p text:style-name="P3"/>
      <text:p text:style-name="P3">//create your virtual env in Project folder</text:p>
      <text:p text:style-name="P4"><text:span text:style-name="T1">% python3 -m venv venv</text:span></text:p>
      <text:p text:style-name="P4"><text:span text:style-name="T1"/></text:p>
      <text:p text:style-name="P4"><text:span text:style-name="T1">// make it active</text:span></text:p>
      <text:p text:style-name="P4"><text:span text:style-name="T1">% source venv/bin/activate</text:span></text:p>
      <text:p text:style-name="P4"><text:span text:style-name="T1"/></text:p>
      <text:p text:style-name="P4"><text:span text:style-name="T1">//install python packages into venv using pip</text:span></text:p>
      <text:p text:style-name="P1"><text:span text:style-name="T1">python3 -m pip install </text:span><text:span text:style-name="T3">pytz</text:span></text:p>
      <text:p text:style-name="P1"><text:span text:style-name="T1"/></text:p>
      <text:p text:style-name="P4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5</meta:generator>
  </office:meta>
</office:document-meta>
</file>